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Standard" style:list-style-name="L1"/>
    <style:style style:name="P3" style:family="paragraph" style:parent-style-name="Heading_20_1">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dice</text:p>
          </text:index-title>
          <text:p text:style-name="P5"><text:a xlink:type="simple" xlink:href="#__RefHeading__377_1381188693" text:style-name="Index_20_Link" text:visited-style-name="Index_20_Link">-Introduccion<text:tab/>3</text:a></text:p>
          <text:p text:style-name="P6"><text:a xlink:type="simple" xlink:href="#__RefHeading__379_1381188693" text:style-name="Index_20_Link" text:visited-style-name="Index_20_Link">-Sistema de calificaciones en línea <text:tab/>3</text:a></text:p>
          <text:p text:style-name="P5"><text:a xlink:type="simple" xlink:href="#__RefHeading__381_1381188693" text:style-name="Index_20_Link" text:visited-style-name="Index_20_Link">-Entregas<text:tab/>3</text:a></text:p>
          <text:p text:style-name="P6"><text:a xlink:type="simple" xlink:href="#__RefHeading__383_1381188693" text:style-name="Index_20_Link" text:visited-style-name="Index_20_Link">-1ra Entrega<text:tab/>3</text:a></text:p>
          <text:p text:style-name="P5"><text:a xlink:type="simple" xlink:href="#__RefHeading__201_1005151302" text:style-name="Index_20_Link" text:visited-style-name="Index_20_Link">Modulo<text:tab/>4</text:a></text:p>
          <text:p text:style-name="P6"><text:a xlink:type="simple" xlink:href="#__RefHeading__980_259825215" text:style-name="Index_20_Link" text:visited-style-name="Index_20_Link">- Principal (Login) –<text:tab/>4</text:a></text:p>
          <text:p text:style-name="P6"><text:a xlink:type="simple" xlink:href="#__RefHeading__982_259825215" text:style-name="Index_20_Link" text:visited-style-name="Index_20_Link">- Agregar Ciclo Escolar<text:tab/>4</text:a></text:p>
          <text:p text:style-name="P6"><text:a xlink:type="simple" xlink:href="#__RefHeading__197_1005151302" text:style-name="Index_20_Link" text:visited-style-name="Index_20_Link">- Crear curso <text:tab/>5</text:a></text:p>
          <text:p text:style-name="P6"><text:a xlink:type="simple" xlink:href="#__RefHeading__199_1005151302" text:style-name="Index_20_Link" text:visited-style-name="Index_20_Link">- Clonar un curso<text:tab/>6</text:a></text:p>
          <text:p text:style-name="P6"><text:a xlink:type="simple" xlink:href="#__RefHeading__205_1005151302" text:style-name="Index_20_Link" text:visited-style-name="Index_20_Link">-Agregar Alumno<text:tab/>6</text:a></text:p>
          <text:p text:style-name="P6"><text:a xlink:type="simple" xlink:href="#__RefHeading__208_1005151302" text:style-name="Index_20_Link" text:visited-style-name="Index_20_Link">-Agregar Alumno a Curso<text:tab/>7</text:a></text:p>
          <text:p text:style-name="P6"><text:a xlink:type="simple" xlink:href="#__RefHeading__210_1005151302" text:style-name="Index_20_Link" text:visited-style-name="Index_20_Link">-Mostrar Lista de Alumnos (con asistencias)<text:tab/>7</text:a></text:p>
          <text:p text:style-name="P6"><text:a xlink:type="simple" xlink:href="#__RefHeading__385_1381188693" text:style-name="Index_20_Link" text:visited-style-name="Index_20_Link">-Mostrar Lista de Alumnos (con calificaciones)<text:tab/>8</text:a></text:p>
          <text:p text:style-name="P6"><text:a xlink:type="simple" xlink:href="#__RefHeading__387_1381188693" text:style-name="Index_20_Link" text:visited-style-name="Index_20_Link">-Mostrar Curso (asistencia y calificaciones)<text:tab/>8</text:a></text:p>
          <text:p text:style-name="P6"><text:a xlink:type="simple" xlink:href="#__RefHeading__389_1381188693" text:style-name="Index_20_Link" text:visited-style-name="Index_20_Link">-Mostrar Calificaciones (calificaciones)<text:tab/>9</text:a></text:p>
          <text:p text:style-name="P6"><text:a xlink:type="simple" xlink:href="#__RefHeading__212_1005151302" text:style-name="Index_20_Link" text:visited-style-name="Index_20_Link">-Crear Evaluacion (Agregar rubros)<text:tab/>9</text:a></text:p>
          <text:p text:style-name="P6"><text:a xlink:type="simple" xlink:href="#__RefHeading__391_1381188693" text:style-name="Index_20_Link" text:visited-style-name="Index_20_Link">-Capturar Calificaciones<text:tab/>10</text:a></text:p>
          <text:p text:style-name="P6"><text:a xlink:type="simple" xlink:href="#__RefHeading__402_1381188693" text:style-name="Index_20_Link" text:visited-style-name="Index_20_Link">-Agregar hojas de evaluacion<text:tab/>10</text:a></text:p>
          <text:p text:style-name="P6"><text:a xlink:type="simple" xlink:href="#__RefHeading__404_1381188693" text:style-name="Index_20_Link" text:visited-style-name="Index_20_Link">-Capturar Asistencias<text:tab/>10</text:a></text:p>
          <text:p text:style-name="P7"><text:a xlink:type="simple" xlink:href="#__RefHeading__792_1645862581" text:style-name="Index_20_Link" text:visited-style-name="Index_20_Link">Poner Asistencia<text:tab/>11</text:a></text:p>
          <text:p text:style-name="P7"><text:a xlink:type="simple" xlink:href="#__RefHeading__794_1645862581" text:style-name="Index_20_Link" text:visited-style-name="Index_20_Link">Poner Falta<text:tab/>11</text:a></text:p>
        </text:index-body>
      </text:table-of-content>
      <text:p text:style-name="P1"/>
      <text:h text:style-name="P3"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no es asi, este sistema sigue el modelo MVC (Modelo, Vista, Controlador) para asi encapsular las diferentes acciones que realiza cada seccion independientemente de las otras, pero a su vez necesitando una de la otra para p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3" text:outline-level="1"><text:bookmark-start text:name="__RefHeading__201_1005151302"/>Modulo<text:bookmark-end text:name="__RefHeading__201_1005151302"/></text:h>
      <text:h text:style-name="Heading_20_2" text:outline-level="2"><text:bookmark-start text:name="__RefHeading__980_259825215"/>- Principal (Login) –<text:bookmark-end text:name="__RefHeading__980_259825215"/></text:h>
      <text:p text:style-name="P1"/>
      <text:p text:style-name="P1">#localhost/Proyecto/?ctrl=login&amp;userid=pachecore&amp;password=1234</text:p>
      <text:p text:style-name="P1"/>
      <text:p text:style-name="P1">Datos de entrada</text:p>
      <text:p text:style-name="P1"/>
      <text:p text:style-name="P1">ctrl – login</text:p>
      <text:p text:style-name="P1">userid – alumno,profesor,admin</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982_259825215"/>- Agregar Ciclo Escolar<text:bookmark-end text:name="__RefHeading__982_259825215"/></text:h>
      <text:p text:style-name="P1"/>
      <text:p text:style-name="P1">#localhost/Proyecto/?</text:p>
      <text:p text:style-name="P1">ctrl=cicle</text:p>
      <text:p text:style-name="P1">&amp;act=add</text:p>
      <text:p text:style-name="P1">&amp;cicle=[ciclo]</text:p>
      <text:p text:style-name="P1">&amp;begindate=[fecha]</text:p>
      <text:p text:style-name="P1">&amp;enddate =[fecha]</text:p>
      <text:p text:style-name="P1">&amp;nonworking[]=[fecha] (puede haber mas de un dia que no se trabaje)</text:p>
      <text:p text:style-name="P1"/>
      <text:p text:style-name="P1">Ejemplo : <text:a xlink:type="simple" xlink:href="http://smsystem.co.nf/?ctrl=cicle&amp;act=add&amp;cicle=2014A&amp;begindate=31/1/2014&amp;enddate=13/6/2014&amp;nonworking[]=28/2/2014&amp;nonworking[]=17/03/2014">http://smsystem.co.nf/?ctrl=cicle&amp;act=add&amp;cicle=2014A&amp;begindate=31/1/2014&amp;enddate=13/6/2014&amp;nonworking[]=28/2/2014&amp;nonworking[]=17/03/2014</text:a></text:p>
      <text:p text:style-name="P1"/>
      <text:p text:style-name="P1"/>
      <text:p text:style-name="P1">[ciclo] = Cualquier ciclo que cumpla con el formato establecido (2013B,2014b,2014A)</text:p>
      <text:p text:style-name="P1">[fecha] = Cualquier fecha del calendario</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text:soft-page-break/>Si “ciclo” no cumple con el formato establecido se mostrara el mensaje en pantalla.</text:p>
      <text:p text:style-name="P1">Si la fecha de fin del ciclo es antes que la fecha de inicio, se marcara error.</text:p>
      <text:p text:style-name="P1"/>
      <text:p text:style-name="P1">*Nota:</text:p>
      <text:p text:style-name="P1">Ya que el proyecto tenga la estructura visual, utilizando un calendario se implementara la eleccion de fecha de inicio y de fin del curso, asi como los dias de asueto del mismo.</text:p>
      <text:p text:style-name="P1">El administrador podra cambiar el estado de los ciclos entre ACTIVO/INACTIVO el fin de ciclo.</text:p>
      <text:p text:style-name="P1"/>
      <text:h text:style-name="Heading_20_2" text:outline-level="2"><text:bookmark-start text:name="__RefHeading__197_1005151302"/>- Crear curso <text:bookmark-end text:name="__RefHeading__197_1005151302"/></text:h>
      <text:p text:style-name="P1"/>
      <text:p text:style-name="Standard">#localhost/Proyecto/?ctrl=course&amp;act=create&amp;cicle=[ciclo]&amp; subject=[nombre_materia]&amp;section=[seccion_materia]&amp;nrc=[nrc_materia]</text:p>
      <text:p text:style-name="Standard">&amp;days[]=[numero_dia]&amp;hours[]=[numero_horas]&amp;schedule[]=[horario]</text:p>
      <text:p text:style-name="Standard"/>
      <text:p text:style-name="Standard"/>
      <text:p text:style-name="Standard">Ejemplo : <text:s/><text:a xlink:type="simple" xlink:href="http://smsystem.co.nf/?ctrl=course&amp;act=create&amp;cicle=2014A&amp;subject=Programacion%20Web&amp;section=d04&amp;nrc=91732&amp;days[]=1&amp;days[]=3&amp;hours[]=2&amp;hours[]=1&amp;schedule[]=1700:1855&amp;schedule[]=1700:1755">http://smsystem.co.nf/?ctrl=course&amp;act=create&amp;cicle=2014A&amp;subject=Programacion%20Web&amp;section=d04&amp;nrc=91732&amp;days[]=1&amp;days[]=3&amp;hours[]=2&amp;hours[]=1&amp;schedule[]=1700:1855&amp;schedule[]=1700:1755</text:a></text:p>
      <text:p text:style-name="Standard"/>
      <text:p text:style-name="Standard"/>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numero_dia] = El numero del dia de la semana , entre 1 y 6 (lunes... sabado)</text:p>
      <text:p text:style-name="Standard">[numero_horas] = El numero de horas de la clase </text:p>
      <text:p text:style-name="Standard">[horario] = <text:s/>El horario de la clase</text:p>
      <text:p text:style-name="Standard"><text:s/>*Se pueden ingresar varios dias de clase. Para eso es necesario hacerlo en el orden deseado.</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text:soft-page-break/>En caso de que la materia no se encuentre en la lista, el administrador la dara de alta, para que el maestro pueda agregar un curso.</text:p>
      <text:p text:style-name="Standard">El curso quedara registrado con un ID unico para un mejor manejo posteriormente.</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tion=[seccion_materia]&amp;nrc=[nrc_materia]</text:p>
      <text:p text:style-name="Standard"/>
      <text:p text:style-name="Standard">Ejemplo: <text:a xlink:type="simple" xlink:href="http://smsystem.co.nf/?ctrl=course&amp;act=clone&amp;cicle=2014A&amp;section=D04&amp;nrc=91732">http://smsystem.co.nf/?ctrl=course&amp;act=clone&amp;cicle=2014A&amp;section=D04&amp;nrc=91732</text: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Standard">#localhost/Proyecto/?ctrl=student&amp;act=add&amp;email=[correo]&amp;first=[paterno]&amp;studentid=[codigo]&amp;second=[paterno]&amp;name=[nombre]&amp;github=[github]&amp;cellphone=[celular]&amp;web=[pagina_web]</text:p>
      <text:p text:style-name="Standard"/>
      <text:p text:style-name="Standard"/>
      <text:p text:style-name="Standard">Ejemplo : <text:a xlink:type="simple" xlink:href="http://smsystem.co.nf/?ctrl=student&amp;act=add&amp;email=pacheco2590@hotmail.com&amp;first=Romero&amp;studentid=211213995&amp;second=Pacheco&amp;name=Carlos%20Mauricio&amp;github=pachecoree&amp;cellphone=3312802296&amp;web=facebook.com/pachecore">http://smsystem.co.nf/?ctrl=student&amp;act=add&amp;email=pacheco2590@hotmail.com&amp;first=Romero&amp;studentid=211213995&amp;second=Pacheco&amp;name=Carlos%20Mauricio&amp;github=pachecoree&amp;cellphone=3312802296&amp;web=facebook.com/pachecore</text:a></text:p>
      <text:p text:style-name="Standard"/>
      <text:p text:style-name="Standard"/>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1391975299" text:style-name="L1">
        <text:list-header>
          <text:p text:style-name="P2"><text:soft-page-break/></text:p>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Posteriormente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ctrl=course&amp;act=addstudent&amp;courseid=[id_curso]&amp;studentid=[codigo]</text:p>
      <text:p text:style-name="Standard"/>
      <text:p text:style-name="Standard">El maestro seleccionara por medio del codigo del alumno , a los estudiantes que formaran parte del curso.</text:p>
      <text:p text:style-name="Standard"/>
      <text:p text:style-name="Standard">[id_curso] = Sera seleccionada de una lista de cursos, las materias y seccciones que imparte. </text:p>
      <text:p text:style-name="Standard">[codigo] = Codigo del alumno que se agregara al curso, el codigo debe ser valido , 9 digitos. (211213995)</text:p>
      <text:p text:style-name="Standard"/>
      <text:p text:style-name="Standard">Ejemplo : <text:a xlink:type="simple" xlink:href="http://smsystem.co.nf/?ctrl=course&amp;act=addstudent&amp;courseid=1025&amp;studentid=211213995">http://smsystem.co.nf/?ctrl=course&amp;act=addstudent&amp;courseid=1025&amp;studentid=211213995</text:a></text:p>
      <text:p text:style-name="Standard"/>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p text:style-name="Standard"/>
      <text:p text:style-name="Standard">*Nota – Ya mas avanzado el proyecto , el profesor podra cargar un archivo con los codigos de los estudiantes, para agregar al grupo de forma mas rapida.</text:p>
      <text:p text:style-name="Standard"/>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ctrl=course&amp;act=list_a&amp;courseid=[id_curso]</text:p>
      <text:p text:style-name="Standard"/>
      <text:p text:style-name="Standard">Ejemplo : <text:a xlink:type="simple" xlink:href="http://smsystem.co.nf/?ctrl=course&amp;act=list_a&amp;courseid=7448">http://smsystem.co.nf/?ctrl=course&amp;act=list_a&amp;courseid=7448</text:a></text:p>
      <text:p text:style-name="Standard"/>
      <text:p text:style-name="Standard"/>
      <text:p text:style-name="Standard"><text:soft-page-break/>[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ctrl=course&amp;act=list_c&amp;courseid=[id_curso]</text:p>
      <text:p text:style-name="Standard"/>
      <text:p text:style-name="Standard">Ejemplo : <text:a xlink:type="simple" xlink:href="http://localhost/Proyecto/?ctrl=course&amp;act=list_c&amp;courseid=7441">http://localhost/Proyecto/?ctrl=course&amp;act=list_c&amp;courseid=7441</text:a></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ctrl=student&amp;act=list&amp;courseid=[id_curso]&amp;studentid=[codigo]&amp;cicle=[ciclo]</text:p>
      <text:p text:style-name="Standard"/>
      <text:p text:style-name="Standard"><text:a xlink:type="simple" xlink:href="http://smsystem.co.nf/?ctrl=student&amp;act=list&amp;courseid=97155&amp;studentid=211213995&amp;cicle=2014A">http://smsystem.co.nf/?ctrl=student&amp;act=list&amp;courseid=97155&amp;studentid=211213995&amp;cicle=2014A</text:a></text:p>
      <text:p text:style-name="Standard"/>
      <text:p text:style-name="Standard"/>
      <text:p text:style-name="Standard">[codigo] = Codigo del alumno ,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 (individualmente).</text:p>
      <text:p text:style-name="Standard"/>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text:soft-page-break/>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ctrl=student&amp;act=list&amp;studentid=[codigo]&amp;cicle[ciclo]</text:p>
      <text:p text:style-name="Text_20_body"/>
      <text:p text:style-name="Text_20_body">Ejemplo : <text:a xlink:type="simple" xlink:href="http://smsystem.co.nf/?ctrl=student&amp;act=list&amp;studentid=211213995&amp;cicle=2014A">http://smsystem.co.nf/?ctrl=student&amp;act=list&amp;studentid=211213995&amp;cicle=2014A</text:a></text:p>
      <text:p text:style-name="Text_20_body"/>
      <text:p text:style-name="Standard">[codigo] = Codigo del alumno ,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Standard">Localhost/Proyecto/?ctrl=course&amp;act=addfield</text:p>
      <text:p text:style-name="Standard">&amp;field=[actividad]&amp;percentage=[porcentaje]&amp;courseid=[id_curso]</text:p>
      <text:p text:style-name="Standard"/>
      <text:p text:style-name="Standard">Ejemplo : <text:a xlink:type="simple" xlink:href="http://smsystem.co.nf/?ctrl=course&amp;act=addfield&amp;field=practicas&amp;percentage=45&amp;courseid=6585">http://smsystem.co.nf/?ctrl=course&amp;act=addfield&amp;field=practicas&amp;percentage=45&amp;courseid=6585</text:a></text:p>
      <text:p text:style-name="Standard"/>
      <text:p text:style-name="Standard">[porcentaje] = cualquier porcentaje valido , entre 1 y 100</text:p>
      <text:p text:style-name="Standard">[actividad] = es el nombre del rubro que se quiere agregar (Examen Parcial 1, Departametal, Practicas)</text:p>
      <text:p text:style-name="Standard">[id_curso] = Sera seleccionada de una lista dinamica de los cursos del profesor</text:p>
      <text:p text:style-name="Standard">El profesor podra agregar el numero de rubros que quiera mientras el porcentaje final no supere los 100 puntos (que se refiere al porcentaje final de la calificacion)</text:p>
      <text:p text:style-name="Standard"/>
      <text:p text:style-name="Standard">Errores:</text:p>
      <text:p text:style-name="Standard">Si “ctrl” o “act”, no existen o son invalidos, se mostrara un mensaje de error.</text:p>
      <text:p text:style-name="Standard">Si “actividad”, “id_curso” o “porcentaje” , cualquiera de los 3, no existen o no son validos, se indicara el error.</text:p>
      <text:h text:style-name="Heading_20_2" text:outline-level="2"><text:bookmark-start text:name="__RefHeading__391_1381188693"/><text:soft-page-break/>-Capturar Calificaciones<text:bookmark-end text:name="__RefHeading__391_1381188693"/></text:h>
      <text:p text:style-name="Standard">Localhost/Proyecto/?ctrl=course&amp;act=capture</text:p>
      <text:p text:style-name="Standard">&amp;studentid=[codigo]&amp;field=[actividad]&amp;grade=[calificacion]&amp;courseid=[id_curso]</text:p>
      <text:p text:style-name="Standard"/>
      <text:p text:style-name="Standard">Ejemplo : <text:a xlink:type="simple" xlink:href="http://smsystem.co.nf/?ctrl=course&amp;act=capture&amp;studentid=211213995&amp;field=practicas&amp;grade=8.4&amp;courseid=1453">http://smsystem.co.nf/?ctrl=course&amp;act=capture&amp;studentid=211213995&amp;field=practicas&amp;grade=8.4&amp;courseid=1453</text:a></text:p>
      <text:p text:style-name="Standard"/>
      <text:p text:style-name="Standard"/>
      <text:p text:style-name="Standard">[calificacion] = cualquier calificacion es valida, si se encuentra entre los rangos de 0 y 10 , incluyendo un lugar decimal. (10, 0, 3.6, 9.1). Tambien son validos (NP y SD) que se tomaran como 0.</text:p>
      <text:p text:style-name="Standard">[actividad] = es el nombre del rubro que se quiere agregar (Examen Parcial 1, Departametal, Practicas).</text:p>
      <text:p text:style-name="Standard">[codigo] = Codigo del alumno, el codigo debe ser valido , 9 digitos. (211213995).</text:p>
      <text:p text:style-name="Standard">[id_curso] = Sera seleccionada de una lista de los cursos del profesor</text:p>
      <text:p text:style-name="Standard"/>
      <text:p text:style-name="Standard">El profesor capturara la calificacion de los diferentes rubros, pondra la califiacion del 0 al 10, y se sacara el porcentaje del rubro dependiendo el valor del mismo.</text:p>
      <text:p text:style-name="Standard"/>
      <text:p text:style-name="Standard">Errores:</text:p>
      <text:p text:style-name="Standard">Si “ctrl” o “act”, no existen o son invalidos, se mostrara un mensaje de error.</text:p>
      <text:p text:style-name="Standard">Si “actividad”, “calificacion” ,”id_curso” o “codigo” , cualquiera de los 3, no existen o no son validos, se indicara el error.</text:p>
      <text:p text:style-name="Text_20_body"/>
      <text:h text:style-name="Heading_20_2" text:outline-level="2"><text:bookmark-start text:name="__RefHeading__402_1381188693"/>-Agregar hojas de evaluacion<text:bookmark-end text:name="__RefHeading__402_1381188693"/></text:h>
      <text:p text:style-name="Standard"/>
      <text:p text:style-name="Standard">#localhost/Proyecto/?ctrl=course&amp;act=addsheet&amp;field=[actividad]&amp;courseid=[id_curso]</text:p>
      <text:p text:style-name="Standard"/>
      <text:p text:style-name="Standard">Ejemplo : <text:a xlink:type="simple" xlink:href="http://smsystem.co.nf/?ctrl=course&amp;act=addsheet&amp;field=examenes&amp;courseid=19331">http://smsystem.co.nf/?ctrl=course&amp;act=addsheet&amp;field=examenes&amp;courseid=19331</text:a></text:p>
      <text:p text:style-name="Standard"/>
      <text:p text:style-name="Standard"/>
      <text:p text:style-name="Standard">[id_curso] = Sera seleccionada de una lista de los cursos del profesor</text:p>
      <text:p text:style-name="Standard">[actividad] = es el nombre del rubro que se quiere agregar (Examen Parcial 1, Departametal, Practicas).</text:p>
      <text:p text:style-name="Standard"/>
      <text:p text:style-name="Standard">Errores:</text:p>
      <text:p text:style-name="Standard">Si “ctrl” o “act”, no existen o son invalidos, se mostrara un mensaje de error.</text:p>
      <text:p text:style-name="Standard">Si “actividad” o”id_curso”, cualquiera de las 2, no existen o no son va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Standard">Por default se podran asistencias a todas las clases del curso, solo se modificara en caso de querer quitar la asistencia y poner falta</text:p>
      <text:p text:style-name="Standard"/>
      <text:h text:style-name="Heading_20_3" text:outline-level="3"><text:soft-page-break/></text:h>
      <text:h text:style-name="Heading_20_3" text:outline-level="3"><text:bookmark-start text:name="__RefHeading__792_1645862581"/>Poner Asistencia<text:bookmark-end text:name="__RefHeading__792_1645862581"/></text:h>
      <text:p text:style-name="Standard"/>
      <text:p text:style-name="Standard">#localhost/Proyecto/?ctrl=course&amp;act=attendance&amp;courseid=[id_curso]</text:p>
      <text:p text:style-name="Standard">&amp;studentid[codigo]=&amp;value=asistencia</text:p>
      <text:p text:style-name="Standard"/>
      <text:p text:style-name="Standard"/>
      <text:p text:style-name="Standard">Ejemplo : <text:a xlink:type="simple" xlink:href="http://smsystem.co.nf/?ctrl=course&amp;act=attendance&amp;courseid=19331&amp;studentid[]=211213995&amp;studentid[]=210519152&amp;studentid[]=208434387&amp;value=asistencia">http://smsystem.co.nf/?ctrl=course&amp;act=attendance&amp;courseid=19331&amp;studentid[]=211213995&amp;studentid[]=210519152&amp;studentid[]=208434387&amp;value=asistencia</text:a></text:p>
      <text:p text:style-name="Standard"/>
      <text:p text:style-name="Standard"/>
      <text:p text:style-name="Standard">[id_curso] = Sera seleccionada de una lista de los cursos del profesor</text:p>
      <text:p text:style-name="Standard">[codigo] = Codigo del alumno, el codigo debe ser valido , 9 digitos. (211213995).</text:p>
      <text:p text:style-name="Standard"/>
      <text:p text:style-name="Standard">Errores:</text:p>
      <text:p text:style-name="Standard">Si “ctrl” o “act” o “value”, no existen o son invalidos, se mostrara un mensaje de error.</text:p>
      <text:p text:style-name="Standard">Si “codigo” o”id_curso”, cualquiera de las 2, no existen o no son validos, se indicara el error.</text:p>
      <text:p text:style-name="Standard"/>
      <text:p text:style-name="Standard"/>
      <text:p text:style-name="Standard"/>
      <text:h text:style-name="Heading_20_3" text:outline-level="3"><text:bookmark-start text:name="__RefHeading__794_1645862581"/>Poner Falta<text:bookmark-end text:name="__RefHeading__794_1645862581"/></text:h>
      <text:p text:style-name="Standard"/>
      <text:p text:style-name="Standard">#localhost/Proyecto/?ctrl=course&amp;act=attendance&amp;courseid=[id_curso]</text:p>
      <text:p text:style-name="Standard">&amp;studentid[codigo]=&amp;value=falta</text:p>
      <text:p text:style-name="Standard"/>
      <text:p text:style-name="Standard"/>
      <text:p text:style-name="Standard">Ejemplo : <text:a xlink:type="simple" xlink:href="http://smsystem.co.nf/?ctrl=course&amp;act=attendance&amp;courseid=19331&amp;studentid[]=211213995&amp;studentid[]=210519152&amp;studentid[]=208434387&amp;value=falta">http://smsystem.co.nf/?ctrl=course&amp;act=attendance&amp;courseid=19331&amp;studentid[]=211213995&amp;studentid[]=210519152&amp;studentid[]=208434387&amp;value=falta</text:a></text:p>
      <text:p text:style-name="Standard"/>
      <text:p text:style-name="Standard"/>
      <text:p text:style-name="Standard"/>
      <text:p text:style-name="Standard">[id_curso] = Sera seleccionada de una lista de los cursos del profesor</text:p>
      <text:p text:style-name="Standard">[codigo] = Codigo del alumno, el codigo debe ser valido , 9 digitos. (211213995).</text:p>
      <text:p text:style-name="Standard"/>
      <text:p text:style-name="Standard">Errores:</text:p>
      <text:p text:style-name="Standard">Si “ctrl” o “act” o “value”, no existen o son invalidos, se mostrara un mensaje de error.</text:p>
      <text:p text:style-name="Standard">Si “codigo” o”id_curso”, cualquiera de las 2, no existen o no son va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1DT22H35M2S</meta:editing-duration>
    <meta:editing-cycles>41</meta:editing-cycles>
    <meta:generator>LibreOffice/3.5$Linux_X86_64 LibreOffice_project/350m1$Build-2</meta:generator>
    <meta:initial-creator>Pacheco </meta:initial-creator>
    <dc:date>2014-03-16T14:46:53</dc:date>
    <dc:creator>Pacheco </dc:creator>
    <meta:document-statistic meta:table-count="0" meta:image-count="0" meta:object-count="0" meta:page-count="11" meta:paragraph-count="238" meta:word-count="2376" meta:character-count="16813" meta:non-whitespace-character-count="14649"/>
  </office:meta>
</office:document-meta>
</file>